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#n f_k [Hz]</text:p>
          </table:table-cell>
          <table:table-cell office:value-type="string">
            <text:p>n df_k [Hz]</text:p>
          </table:table-cell>
          <table:table-cell office:value-type="string">
            <text:p>f_N [Hz]</text:p>
          </table:table-cell>
          <table:table-cell office:value-type="string">
            <text:p>d_f_N [Hz]</text:p>
          </table:table-cell>
          <table:table-cell table:style-name="Default" office:value-type="string">
            <text:p>f_K [Hz]</text:p>
          </table:table-cell>
          <table:table-cell table:style-name="Default" office:value-type="string">
            <text:p>df_K [Hz]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office:value-type="float" office:value="2.625">
            <text:p>2.625</text:p>
          </table:table-cell>
          <table:table-cell office:value-type="float" office:value="0.1">
            <text:p>0.1</text:p>
          </table:table-cell>
          <table:table-cell table:formula="of:=[.A2]/18" office:value-type="float" office:value="1.72222222222222">
            <text:p>1.722</text:p>
          </table:table-cell>
          <table:table-cell table:formula="of:=[.B2]/18" office:value-type="float" office:value="0.0277777777777778">
            <text:p>0.02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5">
            <text:p>0.5</text:p>
          </table:table-cell>
          <table:table-cell office:value-type="float" office:value="3.333">
            <text:p>3.333</text:p>
          </table:table-cell>
          <table:table-cell office:value-type="float" office:value="0.1">
            <text:p>0.1</text:p>
          </table:table-cell>
          <table:table-cell table:formula="of:=[.A3]/18" office:value-type="float" office:value="2.5">
            <text:p>2.500</text:p>
          </table:table-cell>
          <table:table-cell table:formula="of:=[.B3]/18" office:value-type="float" office:value="0.0277777777777778">
            <text:p>0.02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5">
            <text:p>0.5</text:p>
          </table:table-cell>
          <table:table-cell office:value-type="float" office:value="5.216">
            <text:p>5.216</text:p>
          </table:table-cell>
          <table:table-cell office:value-type="float" office:value="0.1">
            <text:p>0.1</text:p>
          </table:table-cell>
          <table:table-cell table:formula="of:=[.A4]/18" office:value-type="float" office:value="3.44444444444444">
            <text:p>3.444</text:p>
          </table:table-cell>
          <table:table-cell table:formula="of:=[.B4]/18" office:value-type="float" office:value="0.0277777777777778">
            <text:p>0.02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5">
            <text:p>0.5</text:p>
          </table:table-cell>
          <table:table-cell office:value-type="float" office:value="5.938">
            <text:p>5.938</text:p>
          </table:table-cell>
          <table:table-cell office:value-type="float" office:value="0.1">
            <text:p>0.1</text:p>
          </table:table-cell>
          <table:table-cell table:formula="of:=[.A5]/18" office:value-type="float" office:value="3.94444444444444">
            <text:p>3.944</text:p>
          </table:table-cell>
          <table:table-cell table:formula="of:=[.B5]/18" office:value-type="float" office:value="0.0277777777777778">
            <text:p>0.02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5">
            <text:p>0.5</text:p>
          </table:table-cell>
          <table:table-cell office:value-type="float" office:value="3.863">
            <text:p>3.863</text:p>
          </table:table-cell>
          <table:table-cell office:value-type="float" office:value="0.1">
            <text:p>0.1</text:p>
          </table:table-cell>
          <table:table-cell table:formula="of:=[.A6]/18" office:value-type="float" office:value="2.55555555555556">
            <text:p>2.556</text:p>
          </table:table-cell>
          <table:table-cell table:formula="of:=[.B6]/18" office:value-type="float" office:value="0.0277777777777778">
            <text:p>0.02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">
            <text:p>0.5</text:p>
          </table:table-cell>
          <table:table-cell office:value-type="float" office:value="2.555">
            <text:p>2.555</text:p>
          </table:table-cell>
          <table:table-cell office:value-type="float" office:value="0.1">
            <text:p>0.1</text:p>
          </table:table-cell>
          <table:table-cell table:formula="of:=[.A7]/18" office:value-type="float" office:value="1.66666666666667">
            <text:p>1.667</text:p>
          </table:table-cell>
          <table:table-cell table:formula="of:=[.B7]/18" office:value-type="float" office:value="0.0277777777777778">
            <text:p>0.02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5">
            <text:p>0.5</text:p>
          </table:table-cell>
          <table:table-cell office:value-type="float" office:value="2.272">
            <text:p>2.272</text:p>
          </table:table-cell>
          <table:table-cell office:value-type="float" office:value="0.1">
            <text:p>0.1</text:p>
          </table:table-cell>
          <table:table-cell table:formula="of:=[.A8]/18" office:value-type="float" office:value="1.44444444444444">
            <text:p>1.444</text:p>
          </table:table-cell>
          <table:table-cell table:formula="of:=[.B8]/18" office:value-type="float" office:value="0.0277777777777778">
            <text:p>0.02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5">
            <text:p>0.5</text:p>
          </table:table-cell>
          <table:table-cell office:value-type="float" office:value="6.133">
            <text:p>6.133</text:p>
          </table:table-cell>
          <table:table-cell office:value-type="float" office:value="0.1">
            <text:p>0.1</text:p>
          </table:table-cell>
          <table:table-cell table:formula="of:=[.A9]/18" office:value-type="float" office:value="4.05555555555556">
            <text:p>4.056</text:p>
          </table:table-cell>
          <table:table-cell table:formula="of:=[.B9]/18" office:value-type="float" office:value="0.0277777777777778">
            <text:p>0.02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5">
            <text:p>0.5</text:p>
          </table:table-cell>
          <table:table-cell office:value-type="float" office:value="3.159">
            <text:p>3.159</text:p>
          </table:table-cell>
          <table:table-cell office:value-type="float" office:value="0.1">
            <text:p>0.1</text:p>
          </table:table-cell>
          <table:table-cell table:formula="of:=[.A10]/18" office:value-type="float" office:value="2.05555555555556">
            <text:p>2.056</text:p>
          </table:table-cell>
          <table:table-cell table:formula="of:=[.B10]/18" office:value-type="float" office:value="0.0277777777777778">
            <text:p>0.02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5">
            <text:p>0.5</text:p>
          </table:table-cell>
          <table:table-cell office:value-type="float" office:value="4.339">
            <text:p>4.339</text:p>
          </table:table-cell>
          <table:table-cell office:value-type="float" office:value="0.1">
            <text:p>0.1</text:p>
          </table:table-cell>
          <table:table-cell table:formula="of:=[.A11]/18" office:value-type="float" office:value="2.83333333333333">
            <text:p>2.833</text:p>
          </table:table-cell>
          <table:table-cell table:formula="of:=[.B11]/18" office:value-type="float" office:value="0.0277777777777778">
            <text:p>0.02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5">
            <text:p>0.5</text:p>
          </table:table-cell>
          <table:table-cell office:value-type="float" office:value="4.65">
            <text:p>4.65</text:p>
          </table:table-cell>
          <table:table-cell office:value-type="float" office:value="0.1">
            <text:p>0.1</text:p>
          </table:table-cell>
          <table:table-cell table:formula="of:=[.A12]/18" office:value-type="float" office:value="3.11111111111111">
            <text:p>3.111</text:p>
          </table:table-cell>
          <table:table-cell table:formula="of:=[.B12]/18" office:value-type="float" office:value="0.0277777777777778">
            <text:p>0.02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5">
            <text:p>0.5</text:p>
          </table:table-cell>
          <table:table-cell office:value-type="float" office:value="4.872">
            <text:p>4.872</text:p>
          </table:table-cell>
          <table:table-cell office:value-type="float" office:value="0.1">
            <text:p>0.1</text:p>
          </table:table-cell>
          <table:table-cell table:formula="of:=[.A13]/18" office:value-type="float" office:value="3.16666666666667">
            <text:p>3.167</text:p>
          </table:table-cell>
          <table:table-cell table:formula="of:=[.B13]/18" office:value-type="float" office:value="0.0277777777777778">
            <text:p>0.0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4.166">
            <text:p>4.166</text:p>
          </table:table-cell>
          <table:table-cell office:value-type="float" office:value="0.1">
            <text:p>0.1</text:p>
          </table:table-cell>
          <table:table-cell table:formula="of:=[.A14]/18" office:value-type="float" office:value="2.77777777777778">
            <text:p>2.778</text:p>
          </table:table-cell>
          <table:table-cell table:formula="of:=[.B14]/18" office:value-type="float" office:value="0.0277777777777778">
            <text:p>0.02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5">
            <text:p>0.5</text:p>
          </table:table-cell>
          <table:table-cell office:value-type="float" office:value="3.119">
            <text:p>3.119</text:p>
          </table:table-cell>
          <table:table-cell office:value-type="float" office:value="0.1">
            <text:p>0.1</text:p>
          </table:table-cell>
          <table:table-cell table:formula="of:=[.A15]/18" office:value-type="float" office:value="1.77777777777778">
            <text:p>1.778</text:p>
          </table:table-cell>
          <table:table-cell table:formula="of:=[.B15]/18" office:value-type="float" office:value="0.0277777777777778">
            <text:p>0.02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4:09:49</meta:creation-date>
    <dc:date>2014-06-12T14:25:13</dc:date>
    <meta:editing-duration>PT8M38S</meta:editing-duration>
    <meta:editing-cycles>3</meta:editing-cycles>
    <meta:generator>LibreOffice/3.5$Linux_X86_64 LibreOffice_project/350m1$Build-2</meta:generator>
    <meta:document-statistic meta:table-count="3" meta:cell-count="90" meta:object-count="0"/>
  </office:meta>
</office:document-meta>
</file>